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415cm"/>
    </style:style>
    <style:style style:name="Tabla1.D" style:family="table-column">
      <style:table-column-properties style:column-width="2.11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27db77" officeooo:paragraph-rsid="0027db77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officeooo:rsid="0029d8f8" officeooo:paragraph-rsid="0029d8f8" style:font-weight-asian="bold" style:font-name-complex="Arial"/>
    </style:style>
    <style:style style:name="P6" style:family="paragraph" style:parent-style-name="Standard">
      <style:text-properties style:font-name="Arial" fo:font-style="italic" style:font-style-asian="italic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8" style:family="paragraph" style:parent-style-name="Standard">
      <style:text-properties style:font-name="Arial" fo:font-style="italic" officeooo:rsid="002020a4" officeooo:paragraph-rsid="002020a4" style:font-style-asian="italic" style:font-name-complex="Arial"/>
    </style:style>
    <style:style style:name="P9" style:family="paragraph" style:parent-style-name="Standard">
      <style:text-properties style:font-name="Arial" fo:font-style="italic" officeooo:rsid="0020be38" officeooo:paragraph-rsid="0020be38" style:font-style-asian="italic" style:font-name-complex="Arial"/>
    </style:style>
    <style:style style:name="P10" style:family="paragraph" style:parent-style-name="Standard">
      <style:paragraph-properties style:snap-to-layout-grid="false"/>
      <style:text-properties style:font-name="Arial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2020a4" officeooo:paragraph-rsid="002020a4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27db77" officeooo:paragraph-rsid="0027db77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29d8f8" officeooo:paragraph-rsid="0029d8f8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P18" style:family="paragraph" style:parent-style-name="Heading_20_3">
      <style:text-properties officeooo:rsid="001f984c" officeooo:paragraph-rsid="001f984c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25836"/>
    </style:style>
    <style:style style:name="T4" style:family="text">
      <style:text-properties officeooo:rsid="0023cec3"/>
    </style:style>
    <style:style style:name="T5" style:family="text">
      <style:text-properties officeooo:rsid="00248121"/>
    </style:style>
    <style:style style:name="T6" style:family="text">
      <style:text-properties officeooo:rsid="002bc9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8" text:outline-level="3">Banc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<text:span text:style-name="T6">ACT_</text:span> <text:span text:style-name="T6">2</text:span>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8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8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8">Administrador: <text:span text:style-name="T3">Se encarga de controlar y supervisar que las transacciones que se hacen con el banco asociado sean correctas.</text:span></text:p>
            <text:p text:style-name="P8">Cliente: <text:span text:style-name="T4">Realiza una transacción económica con el fin de hacer el pago.</text:span></text:p>
            <text:p text:style-name="P8">Encargado: <text:span text:style-name="T5">Se encarga de hacer presupuestos y de realizar los cobr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6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9">Manuel Ortiz Hita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2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2">1.0</text:p>
          </table:table-cell>
        </table:table-row>
      </table:table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">Datos</text:p>
          </table:table-cell>
          <table:table-cell table:style-name="Tabla2.B3" office:value-type="string">
            <text:p text:style-name="P4">Nombre, Id de cuenta, </text:p>
          </table:table-cell>
          <table:table-cell table:style-name="Tabla2.C3" office:value-type="string">
            <text:p text:style-name="P13">Lista de cadenas de caracteres</text:p>
          </table:table-cell>
        </table:table-row>
        <table:table-row table:style-name="Tabla2.4">
          <table:table-cell table:style-name="Tabla2.A4" office:value-type="string">
            <text:p text:style-name="P5">Oficina</text:p>
          </table:table-cell>
          <table:table-cell table:style-name="Tabla2.B4" office:value-type="string">
            <text:p text:style-name="P5">Sede principal</text:p>
          </table:table-cell>
          <table:table-cell table:style-name="Tabla2.C4" office:value-type="string">
            <text:p text:style-name="P14">Cadena de caracteres</text:p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10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Comentarios</text:p>
          </table:table-cell>
        </table:table-row>
        <table:table-row table:style-name="Tabla3.2">
          <table:table-cell table:style-name="Tabla3.A2" office:value-type="string">
            <text:p text:style-name="P7">&lt;&lt; Comentarios adicionales sobre el actor &gt;&gt;</text:p>
          </table:table-cell>
        </table:table-row>
      </table:table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8:13:14.438622998</dc:date>
    <meta:editing-cycles>8</meta:editing-cycles>
    <meta:editing-duration>PT9M32S</meta:editing-duration>
    <meta:generator>LibreOffice/5.4.5.1$Linux_X86_64 LibreOffice_project/40m0$Build-1</meta:generator>
    <meta:document-statistic meta:table-count="3" meta:image-count="0" meta:object-count="0" meta:page-count="1" meta:paragraph-count="32" meta:word-count="146" meta:character-count="919" meta:non-whitespace-character-count="802"/>
  </office:meta>
</office:document-meta>
</file>